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2.5076in"/>
    </style:style>
    <style:style style:name="Table1.B" style:family="table-column">
      <style:table-column-properties style:column-width="4.1854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Table2" style:family="table" style:master-page-name="">
      <style:table-properties style:width="6.4396in" style:page-number="auto" fo:break-before="auto" fo:break-after="auto" table:align="left" fo:keep-with-next="auto"/>
    </style:style>
    <style:style style:name="Table2.A" style:family="table-column">
      <style:table-column-properties style:column-width="1.8875in"/>
    </style:style>
    <style:style style:name="Table2.B" style:family="table-column">
      <style:table-column-properties style:column-width="1.0479in"/>
    </style:style>
    <style:style style:name="Table2.C" style:family="table-column">
      <style:table-column-properties style:column-width="1.1938in"/>
    </style:style>
    <style:style style:name="Table2.D" style:family="table-column">
      <style:table-column-properties style:column-width="1.3063in"/>
    </style:style>
    <style:style style:name="Table2.E" style:family="table-column">
      <style:table-column-properties style:column-width="1.0042in"/>
    </style:style>
    <style:style style:name="Table2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f1f1f" loext:opacity="100%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style:font-name="Google Sans Text"/>
    </style:style>
    <style:style style:name="T3" style:family="text">
      <style:text-properties fo:color="#1f1f1f" loext:opacity="100%" style:font-name="Google Sans Text" style:font-name-asian="Google Sans Text" style:font-name-complex="Google Sans Text"/>
    </style:style>
    <style:style style:name="T4" style:family="text">
      <style:text-properties style:font-name="Google Sans Text" fo:font-weight="bold" loext:padding="0in" loext:border="none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text:span text:style-name="Strong_20_Emphasis"><text:span text:style-name="T1">Rol</text:span></text:span></text:p>
            </table:table-cell>
            <table:table-cell table:style-name="Table1.A1" office:value-type="string">
              <text:p text:style-name="P1"><text:span text:style-name="Strong_20_Emphasis"><text:span text:style-name="T1">Funktsional imkoniyatlari (Amallar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Operator</text:p>
          </table:table-cell>
          <table:table-cell table:style-name="Table1.A1" office:value-type="string">
            <text:p text:style-name="P3">• <text:span text:style-name="T2">Turli kanallardan kelgan buyurtmalarni tizimga kiritish.</text:span></text:p>
            <text:p text:style-name="P3">• <text:span text:style-name="T2">Manzil va vaqt ma'lumotlarini standart formatga keltirish.</text:span></text:p>
            <text:p text:style-name="P3">• <text:span text:style-name="T2">Buyurtmalarni "Mavjud" (Available) holatiga o'tkazish.</text:span></text:p>
            <text:p text:style-name="P3">• <text:span text:style-name="T2">Xatoliklarni tuzatish uchun buyurtmani tahrirlash.</text:span><text:span text:style-name="T3"/></text:p>
          </table:table-cell>
        </table:table-row>
        <table:table-row>
          <table:table-cell table:style-name="Table1.A1" office:value-type="string">
            <text:p text:style-name="P2">Kuryer (Mobil ilova)</text:p>
          </table:table-cell>
          <table:table-cell table:style-name="Table1.A1" office:value-type="string">
            <text:p text:style-name="P3">• <text:span text:style-name="T2">Yaqin atrofdagi buyurtmalar ro'yxatini ko'rish.</text:span></text:p>
            <text:p text:style-name="P3">• <text:span text:style-name="T2">Buyurtmani bron qilish (Claim/Book).</text:span></text:p>
            <text:p text:style-name="P3">• <text:span text:style-name="T2">Olib ketish va yetkazish manzillari tafsilotlarini ko'rish.</text:span></text:p>
            <text:p text:style-name="P3">• <text:span text:style-name="T4">Statuslarni boshqarish:</text:span><text:span text:style-name="T2"> "Olib ketdim", "Yo'ldaman", "Yetkazdim".</text:span></text:p>
            <text:p text:style-name="P3">• <text:span text:style-name="T2">Shaxsiy balans va hisoblangan haqni kuzatish.</text:span><text:span text:style-name="T3"/></text:p>
          </table:table-cell>
        </table:table-row>
        <table:table-row>
          <table:table-cell table:style-name="Table1.A1" office:value-type="string">
            <text:p text:style-name="P2">Dispetcher</text:p>
          </table:table-cell>
          <table:table-cell table:style-name="Table1.A1" office:value-type="string">
            <text:p text:style-name="P3">• <text:span text:style-name="T2">Kuryerlar va buyurtmalarning umumiy xaritasini kuzatish.</text:span></text:p>
            <text:p text:style-name="P3">• <text:span text:style-name="T2">Buyurtmalarni "osilib qolishini" nazorat qilish (Timeout control).</text:span></text:p>
            <text:p text:style-name="P3">• <text:span text:style-name="T2">Buyurtmani kuryerga majburiy biriktirish yoki undan olish.</text:span></text:p>
            <text:p text:style-name="P3">• <text:span text:style-name="T2">Kuryerlar o'rtasida yuklamani qayta taqsimlash.</text:span><text:span text:style-name="T3"/></text:p>
          </table:table-cell>
        </table:table-row>
        <table:table-row>
          <table:table-cell table:style-name="Table1.A1" office:value-type="string">
            <text:p text:style-name="P2">Administrator</text:p>
          </table:table-cell>
          <table:table-cell table:style-name="Table1.A1" office:value-type="string">
            <text:p text:style-name="P3">• <text:span text:style-name="T2">Kuryerlarni ro'yxatdan o'tkazish va kirish huquqini berish.</text:span></text:p>
            <text:p text:style-name="P3">• <text:span text:style-name="T2">Do'konlar (hamkorlar) profillarini yaratish.</text:span></text:p>
            <text:p text:style-name="P3">• <text:span text:style-name="T2">Tizim parametrlarini (tariflar, hududlar) sozlash.</text:span></text:p>
            <text:p text:style-name="P3">• <text:span text:style-name="T2">Kuryerlar uchun kirish kalitlarini (Login/Pass) boshqarish.</text:span><text:span text:style-name="T3"/></text:p>
          </table:table-cell>
        </table:table-row>
        <table:table-row>
          <table:table-cell table:style-name="Table1.A1" office:value-type="string">
            <text:p text:style-name="P4"><text:span text:style-name="T5">Buxgalteriya</text:span> (Integratsiyalashgan)</text:p>
          </table:table-cell>
          <table:table-cell table:style-name="Table1.A1" office:value-type="string">
            <text:p text:style-name="P3">• <text:span text:style-name="T2">Yetkazib berish narxini masofa va vaqtga qarab hisoblash.</text:span></text:p>
            <text:p text:style-name="P3">• <text:span text:style-name="T2">Kuryerlarga to'lovni hisoblash va tasdiqlash.</text:span></text:p>
            <text:p text:style-name="P3">• <text:span text:style-name="T2">Tranzaksiya ma'lumotlarini tashqi moliya tizimiga eksport qilish.</text:span><text:span text:style-name="T3"/></text:p>
          </table:table-cell>
        </table:table-row>
      </table:table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"><text:span text:style-name="Strong_20_Emphasis"><text:span text:style-name="T1">Funksiya</text:span></text:span></text:p>
            </table:table-cell>
            <table:table-cell table:style-name="Table2.A1" office:value-type="string">
              <text:p text:style-name="P1"><text:span text:style-name="Strong_20_Emphasis"><text:span text:style-name="T1">Operator</text:span></text:span></text:p>
            </table:table-cell>
            <table:table-cell table:style-name="Table2.A1" office:value-type="string">
              <text:p text:style-name="P1"><text:span text:style-name="Strong_20_Emphasis"><text:span text:style-name="T1">Kuryer</text:span></text:span></text:p>
            </table:table-cell>
            <table:table-cell table:style-name="Table2.A1" office:value-type="string">
              <text:p text:style-name="P1"><text:span text:style-name="Strong_20_Emphasis"><text:span text:style-name="T1">Dispetcher</text:span></text:span></text:p>
            </table:table-cell>
            <table:table-cell table:style-name="Table2.A1" office:value-type="string">
              <text:p text:style-name="P1"><text:span text:style-name="Strong_20_Emphasis"><text:span text:style-name="T1">Admin</text:span></text:span></text:p>
            </table:table-cell>
          </table:table-row>
        </table:table-header-rows>
        <table:table-row>
          <table:table-cell table:style-name="Table2.A1" office:value-type="string">
            <text:p text:style-name="P4">Buyurtma yaratish</text:p>
          </table:table-cell>
          <table:table-cell table:style-name="Table2.A1" office:value-type="string">
            <text:p text:style-name="P5">✅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❌</text:p>
          </table:table-cell>
        </table:table-row>
        <table:table-row>
          <table:table-cell table:style-name="Table2.A1" office:value-type="string">
            <text:p text:style-name="P4">Buyurtmani bron qilish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✅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❌</text:p>
          </table:table-cell>
        </table:table-row>
        <table:table-row>
          <table:table-cell table:style-name="Table2.A1" office:value-type="string">
            <text:p text:style-name="P4">Kuryerni almashtirish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✅</text:p>
          </table:table-cell>
          <table:table-cell table:style-name="Table2.A1" office:value-type="string">
            <text:p text:style-name="P5">❌</text:p>
          </table:table-cell>
        </table:table-row>
        <table:table-row>
          <table:table-cell table:style-name="Table2.A1" office:value-type="string">
            <text:p text:style-name="P4">Foydalanuvchi qo'shish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✅</text:p>
          </table:table-cell>
        </table:table-row>
        <table:table-row>
          <table:table-cell table:style-name="Table2.A1" office:value-type="string">
            <text:p text:style-name="P4">Balansni ko'rish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✅ <text:span text:style-name="T2">(faqat o'ziniki)</text:span></text:p>
          </table:table-cell>
          <table:table-cell table:style-name="Table2.A1" office:value-type="string">
            <text:p text:style-name="P5">❌</text:p>
          </table:table-cell>
          <table:table-cell table:style-name="Table2.A1" office:value-type="string">
            <text:p text:style-name="P5">✅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8:08:21.641377597</meta:creation-date>
    <dc:date>2026-01-28T18:12:23.753956430</dc:date>
    <meta:editing-duration>PT4M2S</meta:editing-duration>
    <meta:editing-cycles>1</meta:editing-cycles>
    <meta:document-statistic meta:table-count="2" meta:image-count="0" meta:object-count="0" meta:page-count="2" meta:paragraph-count="57" meta:word-count="188" meta:character-count="1410" meta:non-whitespace-character-count="1279"/>
    <meta:generator>LibreOffice/25.2.6.2$Linux_X86_64 LibreOffice_project/40d1a0e1d5bdf1afaeae24d9ece32bbb00fa66a4</meta:generator>
  </office:meta>
</office:document-meta>
</file>